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2pt" style:font-size-asian="28pt" style:font-size-complex="2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inneren und äußeren Kräften eines Massenpunkt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ein solches Massenpunktsystem als abgeschlos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er Massenmittelpunk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erläutern Sie durch Beispiele den Schwerpunkt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Drehimpul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Zerlegen Sie den Gesamtdrehimpuls eines Massenpunktsystems in einen Relativ und in einen Schwerpunktanteil Lr und L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Bezugspunkte von Lr und L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ergie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physikalische Aussage des Virialsatz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chwerpunkts- und Relativkoordinaten eines Zwei-Teilchen-Systems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t die reduzierte Mass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sehen in einem Zwei-Teilchen-System die Relativanteile von Drehimpuls und kinetischer Energi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Stoß zweier Massenpunk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elastischer Stoß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in inelastischer Stoß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4.027cm" svg:x="1.4cm" svg:y="0.576cm" presentation:class="title" presentation:user-transformed="true">
          <draw:text-box>
            <text:p text:style-name="P1"><text:span text:style-name="T1">Unter welchen speziellen Bedingungen fliegen zwei Stoßpartner unabhängig von der konkreten Wechselwirkung während des Stoßprozesses nach dem Stoß im rechten Winkel auseinand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skutieren Sie den Zentralstoß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Schildern Sie qualitativ die Spezialfälle des Zweierstoßes, die Einfangreaktion und den Teilchenzerfall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skutieren Sie qualitativ die Planetenbewegung als Zweikörperprobl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geometrischen Bahnen bewegen sich Sonne und Pla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im Falle von Ellipsenbahnen über deren Halbachsen und Umlaufzeiten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4.027cm" svg:x="1.4cm" svg:y="0.575cm" presentation:class="title" presentation:user-transformed="true">
          <draw:text-box>
            <text:p text:style-name="P1"><text:span text:style-name="T1">Stellen Sie die (eindimensionalen) Bewegungsgleichungen für die gekoppelten Schwingungen eines durch Federn miteinander und mit Wänden verbundenen Paares von Massenpunkten auf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199cm" svg:height="3.697cm" svg:x="1.4cm" svg:y="0.74cm" presentation:class="title" presentation:user-transformed="true">
          <draw:text-box>
            <text:p text:style-name="P2"><text:span text:style-name="T2">Bestimmen Sie die Eigenfrequenzen der gekoppelten Schwingungen für den Fall, dass die Massen gleich sind und ebenso die Federkonstanten der beiden Federn, die die beiden Massen mit den Wänden verbind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nsolas" fo:font-family="Consolas" style:font-style-name="Regular" style:font-family-generic="modern" style:font-pitch="fixed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7T12:06:09.971000000</dc:date>
    <meta:document-statistic meta:object-count="113"/>
  </office:meta>
</office:document-meta>
</file>